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5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66" style:family="table-cell" style:parent-style-name="Default" style:data-style-name="N127">
      <style:table-cell-properties fo:background-color="#b4c7dc"/>
    </style:style>
    <style:style style:name="ce167" style:family="table-cell" style:parent-style-name="Default" style:data-style-name="N127">
      <style:table-cell-properties fo:background-color="#dee6ef"/>
    </style:style>
    <style:style style:name="ce168" style:family="table-cell" style:parent-style-name="Default" style:data-style-name="N127"/>
    <style:style style:name="ce169" style:family="table-cell" style:parent-style-name="Default" style:data-style-name="N127">
      <style:table-cell-properties fo:background-color="transparent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ackground-color="#b4c7dc"/>
    </style:style>
    <style:style style:name="ce172" style:family="table-cell" style:parent-style-name="Default">
      <style:table-cell-properties fo:background-color="#dee6ef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61">
      <style:table-cell-properties fo:background-color="#b4c7dc"/>
    </style:style>
    <style:style style:name="ce175" style:family="table-cell" style:parent-style-name="Default" style:data-style-name="N61">
      <style:table-cell-properties fo:background-color="transparent"/>
    </style:style>
    <style:style style:name="ce17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7" style:family="table-cell" style:parent-style-name="Default" style:data-style-name="N124">
      <style:table-cell-properties fo:background-color="#b4c7dc"/>
    </style:style>
    <style:style style:name="ce178" style:family="table-cell" style:parent-style-name="Default" style:data-style-name="N124">
      <style:table-cell-properties fo:background-color="#dee6ef"/>
    </style:style>
    <style:style style:name="ce179" style:family="table-cell" style:parent-style-name="Default" style:data-style-name="N124">
      <style:table-cell-properties fo:background-color="transparent"/>
    </style:style>
    <style:style style:name="ce180" style:family="table-cell" style:parent-style-name="Default" style:data-style-name="N135">
      <style:table-cell-properties fo:background-color="#b4c7dc"/>
    </style:style>
    <style:style style:name="ce181" style:family="table-cell" style:parent-style-name="Default" style:data-style-name="N61">
      <style:table-cell-properties fo:background-color="#dee6ef"/>
    </style:style>
    <style:style style:name="ce18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1">
      <style:table-cell-properties fo:background-color="#b4c7dc"/>
    </style:style>
    <style:style style:name="ce184" style:family="table-cell" style:parent-style-name="Default" style:data-style-name="N1">
      <style:table-cell-properties fo:background-color="#dee6ef"/>
    </style:style>
    <style:style style:name="ce185" style:family="table-cell" style:parent-style-name="Default" style:data-style-name="N1"/>
    <style:style style:name="ce186" style:family="table-cell" style:parent-style-name="Default" style:data-style-name="N1">
      <style:table-cell-properties fo:background-color="transparent"/>
    </style:style>
    <style:style style:name="ce18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8" style:family="table-cell" style:parent-style-name="Default" style:data-style-name="N3">
      <style:table-cell-properties fo:background-color="#b4c7dc"/>
    </style:style>
    <style:style style:name="ce189" style:family="table-cell" style:parent-style-name="Default" style:data-style-name="N3">
      <style:table-cell-properties fo:background-color="#dee6ef"/>
    </style:style>
    <style:style style:name="ce190" style:family="table-cell" style:parent-style-name="Default" style:data-style-name="N3">
      <style:table-cell-properties fo:background-color="transparent"/>
    </style:style>
    <style:style style:name="ce191" style:family="table-cell" style:parent-style-name="Default" style:data-style-name="N61"/>
    <style:style style:name="ce19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93" style:family="table-cell" style:parent-style-name="Default" style:data-style-name="N125">
      <style:table-cell-properties fo:background-color="#b4c7dc"/>
    </style:style>
    <style:style style:name="ce194" style:family="table-cell" style:parent-style-name="Default" style:data-style-name="N125">
      <style:table-cell-properties fo:background-color="#dee6ef"/>
    </style:style>
    <style:style style:name="ce195" style:family="table-cell" style:parent-style-name="Default" style:data-style-name="N125">
      <style:table-cell-properties fo:background-color="transparent"/>
    </style:style>
    <style:style style:name="ce1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7" style:family="table-cell" style:parent-style-name="Default">
      <style:table-cell-properties fo:background-color="#069a2e"/>
    </style:style>
    <style:style style:name="ce198" style:family="table-cell" style:parent-style-name="Default">
      <style:table-cell-properties fo:background-color="#f10d0c"/>
    </style:style>
    <style:style style:name="ce199" style:family="table-cell" style:parent-style-name="Default">
      <style:table-cell-properties fo:background-color="#00a933"/>
    </style:style>
    <style:style style:name="ce200" style:family="table-cell" style:parent-style-name="Default">
      <style:table-cell-properties fo:background-color="#ff0000"/>
    </style:style>
    <style:style style:name="ce201" style:family="table-cell" style:parent-style-name="Default">
      <style:table-cell-properties fo:background-color="#ff8000"/>
    </style:style>
    <style:style style:name="ce202" style:family="table-cell" style:parent-style-name="Default">
      <style:table-cell-properties fo:background-color="transparent" fo:border="none"/>
    </style:style>
    <style:style style:name="ce203" style:family="table-cell" style:parent-style-name="Default" style:data-style-name="N61">
      <style:table-cell-properties fo:background-color="transparent" fo:border="none"/>
    </style:style>
    <style:style style:name="ce204" style:family="table-cell" style:parent-style-name="Default" style:data-style-name="N124"/>
    <style:style style:name="ce205" style:family="table-cell" style:parent-style-name="Default" style:data-style-name="N124">
      <style:table-cell-properties fo:background-color="transparent" fo:border="none"/>
    </style:style>
    <style:style style:name="ce206" style:family="table-cell" style:parent-style-name="Default" style:data-style-name="N3"/>
    <style:style style:name="ce207" style:family="table-cell" style:parent-style-name="Default" style:data-style-name="N3">
      <style:table-cell-properties fo:background-color="transparent" fo:border="none"/>
    </style:style>
    <style:style style:name="ce208" style:family="table-cell" style:parent-style-name="Default">
      <style:table-cell-properties fo:background-color="#729fcf"/>
    </style:style>
    <style:style style:name="ce209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1" style:family="table-cell" style:parent-style-name="Default">
      <style:table-cell-properties fo:background-color="#dee6ef" fo:border="none"/>
    </style:style>
    <style:style style:name="ce212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61">
      <style:table-cell-properties fo:background-color="#dee6ef" fo:border="none"/>
    </style:style>
    <style:style style:name="ce215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6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36" style:family="table-cell" style:parent-style-name="Default" style:data-style-name="N135">
      <style:table-cell-properties fo:background-color="#dee6ef" fo:border="none"/>
    </style:style>
    <style:style style:name="ce239" style:family="table-cell" style:parent-style-name="Default" style:data-style-name="N135">
      <style:table-cell-properties fo:background-color="#dee6ef"/>
    </style:style>
    <style:style style:name="ce240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41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42" style:family="table-cell" style:parent-style-name="Default" style:data-style-name="N3">
      <style:table-cell-properties fo:background-color="#dee6ef" fo:border="none"/>
    </style:style>
    <style:style style:name="ce244" style:family="table-cell" style:parent-style-name="Default" style:data-style-name="N130"/>
    <style:style style:name="ce246" style:family="table-cell" style:parent-style-name="Default" style:data-style-name="N130">
      <style:table-cell-properties fo:background-color="#b4c7dc"/>
    </style:style>
    <style:style style:name="ce247" style:family="table-cell" style:parent-style-name="Default" style:data-style-name="N130">
      <style:table-cell-properties fo:background-color="#dee6ef"/>
    </style:style>
    <style:style style:name="ce248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51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52" style:family="table-cell" style:parent-style-name="Default" style:data-style-name="N130">
      <style:table-cell-properties fo:background-color="#dee6ef" fo:border="none"/>
    </style:style>
    <style:style style:name="ce253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5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55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56" style:family="table-cell" style:parent-style-name="Default">
      <style:table-cell-properties fo:background-color="#00a933" fo:border="none"/>
    </style:style>
    <style:style style:name="ce25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8" style:family="table-cell" style:parent-style-name="Default">
      <style:table-cell-properties fo:background-color="#ff0000" fo:border="none"/>
    </style:style>
    <style:style style:name="ce259" style:family="table-cell" style:parent-style-name="Default">
      <style:table-cell-properties fo:background-color="#ff4000"/>
    </style:style>
    <style:style style:name="ce260" style:family="table-cell" style:parent-style-name="Default">
      <style:table-cell-properties fo:background-color="#00a933" fo:border="none"/>
      <style:text-properties fo:color="#000000"/>
    </style:style>
    <style:style style:name="ce261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62" style:family="table-cell" style:parent-style-name="Default" style:data-style-name="N135"/>
    <style:style style:name="ce263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64" style:family="table-cell" style:parent-style-name="Default">
      <style:table-cell-properties fo:border-bottom="none" fo:border-left="none" fo:border-right="none" fo:border-top="0.06pt solid #000000"/>
    </style:style>
    <style:style style:name="ce265" style:family="table-cell" style:parent-style-name="Default">
      <style:table-cell-properties fo:border="none"/>
    </style:style>
    <style:style style:name="ce266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7" style:family="table-cell" style:parent-style-name="Default" style:data-style-name="N61">
      <style:table-cell-properties fo:border="none"/>
    </style:style>
    <style:style style:name="ce268" style:family="table-cell" style:parent-style-name="Default" style:data-style-name="N125"/>
    <style:style style:name="ce269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70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71" style:family="table-cell" style:parent-style-name="Default">
      <style:table-cell-properties fo:background-color="#ffbf00" fo:border="none"/>
    </style:style>
    <style:style style:name="ce272" style:family="table-cell" style:parent-style-name="Default">
      <style:text-properties fo:color="#ff0000"/>
    </style:style>
    <style:style style:name="ce273" style:family="table-cell" style:parent-style-name="Default">
      <style:text-properties fo:color="#00a933"/>
    </style:style>
    <style:style style:name="ce274" style:family="table-cell" style:parent-style-name="Default">
      <style:table-cell-properties fo:background-color="transparent"/>
      <style:text-properties fo:color="#ff4000"/>
    </style:style>
    <style:style style:name="ce27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76" style:family="table-cell" style:parent-style-name="Default" style:data-style-name="N2"/>
    <style:style style:name="ce277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fo:background-color="#ffbf00"/>
    </style:style>
    <style:style style:name="ce279" style:family="table-cell" style:parent-style-name="Default">
      <style:text-properties fo:color="#c9211e"/>
    </style:style>
    <style:style style:name="ce280" style:family="table-cell" style:parent-style-name="Default">
      <style:table-cell-properties fo:background-color="#ff0000"/>
      <style:text-properties fo:color="#000000"/>
    </style:style>
    <style:style style:name="ce138" style:family="table-cell" style:parent-style-name="Default" style:data-style-name="N124">
      <style:table-cell-properties fo:background-color="#729fcf"/>
    </style:style>
    <style:style style:name="ce157" style:family="table-cell" style:parent-style-name="Default" style:data-style-name="N1">
      <style:table-cell-properties fo:background-color="#729fcf"/>
    </style:style>
    <style:style style:name="ce160" style:family="table-cell" style:parent-style-name="Default" style:data-style-name="N61">
      <style:table-cell-properties fo:background-color="#729fcf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0"/>
    <style:style style:name="ce163" style:family="table-cell" style:parent-style-name="Default">
      <style:text-properties fo:color="#000000"/>
    </style:style>
    <style:style style:name="ce16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8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8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2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6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7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8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9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041" calcext:value-type="float">
            <text:p>4.1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26" calcext:value-type="float">
            <text:p>2.6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7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 table:number-columns-repeated="1010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/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6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0" calcext:value-type="float">
            <text:p>0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3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1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2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3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4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4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5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6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7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5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206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4" calcext:value-type="float">
            <text:p>30034</text:p>
          </table:table-cell>
          <table:table-cell table:style-name="ce173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5" calcext:value-type="float">
            <text:p>30035</text:p>
          </table:table-cell>
          <table:table-cell table:style-name="ce173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6" calcext:value-type="float">
            <text:p>300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7" calcext:value-type="float">
            <text:p>300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8" calcext:value-type="float">
            <text:p>300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9" calcext:value-type="float">
            <text:p>30039</text:p>
          </table:table-cell>
          <table:table-cell table:style-name="ce173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0" calcext:value-type="float">
            <text:p>30040</text:p>
          </table:table-cell>
          <table:table-cell table:style-name="ce173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1" calcext:value-type="float">
            <text:p>300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2" calcext:value-type="float">
            <text:p>300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3" calcext:value-type="float">
            <text:p>300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4" calcext:value-type="float">
            <text:p>30044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5" calcext:value-type="float">
            <text:p>300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6" calcext:value-type="float">
            <text:p>300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7" calcext:value-type="float">
            <text:p>300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8" calcext:value-type="float">
            <text:p>30048</text:p>
          </table:table-cell>
          <table:table-cell table:style-name="ce173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3" calcext:value-type="float">
            <text:p>30053</text:p>
          </table:table-cell>
          <table:table-cell table:style-name="ce208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4" calcext:value-type="float">
            <text:p>30054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5" calcext:value-type="float">
            <text:p>30055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6" calcext:value-type="float">
            <text:p>30056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7" calcext:value-type="float">
            <text:p>30057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8" calcext:value-type="float">
            <text:p>30058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9" calcext:value-type="float">
            <text:p>30059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0" calcext:value-type="float">
            <text:p>30060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1" calcext:value-type="float">
            <text:p>30061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2" calcext:value-type="float">
            <text:p>30062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3" calcext:value-type="float">
            <text:p>30063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4" calcext:value-type="float">
            <text:p>3006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5" calcext:value-type="float">
            <text:p>3006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66" calcext:value-type="float">
            <text:p>3006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7" calcext:value-type="float">
            <text:p>3006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8" calcext:value-type="float">
            <text:p>3006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9" calcext:value-type="float">
            <text:p>3006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0" calcext:value-type="float">
            <text:p>3007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1" calcext:value-type="float">
            <text:p>3007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2" calcext:value-type="float">
            <text:p>3007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3" calcext:value-type="float">
            <text:p>3007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4" calcext:value-type="float">
            <text:p>3007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5" calcext:value-type="float">
            <text:p>30075</text:p>
          </table:table-cell>
          <table:table-cell table:style-name="ce173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6" calcext:value-type="float">
            <text:p>3007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7" calcext:value-type="float">
            <text:p>3007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8" calcext:value-type="float">
            <text:p>3007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9" calcext:value-type="float">
            <text:p>3007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0" calcext:value-type="float">
            <text:p>3008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1" calcext:value-type="float">
            <text:p>3008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2" calcext:value-type="float">
            <text:p>3008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83" calcext:value-type="float">
            <text:p>3008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4" calcext:value-type="float">
            <text:p>3008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5" calcext:value-type="float">
            <text:p>3008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6" calcext:value-type="float">
            <text:p>3008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7" calcext:value-type="float">
            <text:p>30087</text:p>
          </table:table-cell>
          <table:table-cell table:style-name="ce173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9" calcext:value-type="float">
            <text:p>3008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0" calcext:value-type="float">
            <text:p>3009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1" calcext:value-type="float">
            <text:p>3009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2" calcext:value-type="float">
            <text:p>3009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3" calcext:value-type="float">
            <text:p>3009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4" calcext:value-type="float">
            <text:p>3009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5" calcext:value-type="float">
            <text:p>3009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6" calcext:value-type="float">
            <text:p>3009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7" calcext:value-type="float">
            <text:p>3009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8" calcext:value-type="float">
            <text:p>3009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9" calcext:value-type="float">
            <text:p>3009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0" calcext:value-type="float">
            <text:p>3010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1" calcext:value-type="float">
            <text:p>3010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2" calcext:value-type="float">
            <text:p>3010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3" calcext:value-type="float">
            <text:p>3010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4" calcext:value-type="float">
            <text:p>3010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5" calcext:value-type="float">
            <text:p>3010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6" calcext:value-type="float">
            <text:p>3010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7" calcext:value-type="float">
            <text:p>3010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8" calcext:value-type="float">
            <text:p>3010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9" calcext:value-type="float">
            <text:p>3010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0" calcext:value-type="float">
            <text:p>3011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1" calcext:value-type="float">
            <text:p>3011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2" calcext:value-type="float">
            <text:p>3011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3" calcext:value-type="float">
            <text:p>3011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4" calcext:value-type="float">
            <text:p>3011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5" calcext:value-type="float">
            <text:p>3011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6" calcext:value-type="float">
            <text:p>3011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7" calcext:value-type="float">
            <text:p>3011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8" calcext:value-type="float">
            <text:p>3011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9" calcext:value-type="float">
            <text:p>3011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0" calcext:value-type="float">
            <text:p>3012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1" calcext:value-type="float">
            <text:p>3012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2" calcext:value-type="float">
            <text:p>3012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3" calcext:value-type="float">
            <text:p>3012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4" calcext:value-type="float">
            <text:p>3012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5" calcext:value-type="float">
            <text:p>3012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6" calcext:value-type="float">
            <text:p>3012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7" calcext:value-type="float">
            <text:p>3012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8" calcext:value-type="float">
            <text:p>3012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9" calcext:value-type="float">
            <text:p>3012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0" calcext:value-type="float">
            <text:p>3013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1" calcext:value-type="float">
            <text:p>3013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202" table:number-columns-repeated="2"/>
          <table:table-cell table:style-name="ce203"/>
          <table:table-cell table:style-name="ce205"/>
          <table:table-cell table:style-name="ce202"/>
          <table:table-cell table:style-name="ce203"/>
          <table:table-cell table:style-name="ce202"/>
          <table:table-cell table:style-name="ce203" table:number-columns-repeated="2"/>
          <table:table-cell table:style-name="ce207"/>
          <table:table-cell table:style-name="ce202"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2" calcext:value-type="float">
            <text:p>30132</text:p>
          </table:table-cell>
          <table:table-cell table:style-name="ce173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4" calcext:value-type="float">
            <text:p>3013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5" calcext:value-type="float">
            <text:p>3013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6" calcext:value-type="float">
            <text:p>301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7" calcext:value-type="float">
            <text:p>301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8" calcext:value-type="float">
            <text:p>301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9" calcext:value-type="float">
            <text:p>3013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0" calcext:value-type="float">
            <text:p>3014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1" calcext:value-type="float">
            <text:p>301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2" calcext:value-type="float">
            <text:p>301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3" calcext:value-type="float">
            <text:p>301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4" calcext:value-type="float">
            <text:p>3014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5" calcext:value-type="float">
            <text:p>301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6" calcext:value-type="float">
            <text:p>301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7" calcext:value-type="float">
            <text:p>301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8" calcext:value-type="float">
            <text:p>3014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9" calcext:value-type="float">
            <text:p>3014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0" calcext:value-type="float">
            <text:p>3015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1" calcext:value-type="float">
            <text:p>3015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2" calcext:value-type="float">
            <text:p>3015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3" calcext:value-type="float">
            <text:p>3015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4" calcext:value-type="float">
            <text:p>3015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5" calcext:value-type="float">
            <text:p>3015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206"/>
        <table:table-column table:style-name="co1" table:number-columns-repeated="3" table:default-cell-style-name="Default"/>
        <table:table-column table:style-name="co6" table:default-cell-style-name="ce244"/>
        <table:table-column table:style-name="co1" table:default-cell-style-name="ce244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91"/>
          <table:table-cell table:number-columns-repeated="3"/>
          <table:table-cell table:style-name="ce191" table:number-columns-repeated="2"/>
          <table:table-cell table:number-columns-repeated="7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10" office:value-type="float" office:value="0.01" calcext:value-type="float">
            <text:p>0.01</text:p>
          </table:table-cell>
          <table:table-cell table:style-name="ce210" office:value-type="float" office:value="8" calcext:value-type="float">
            <text:p>8</text:p>
          </table:table-cell>
          <table:table-cell table:style-name="ce213" office:value-type="float" office:value="0.001" calcext:value-type="float">
            <text:p>1.00E-03</text:p>
          </table:table-cell>
          <table:table-cell table:style-name="ce226" office:value-type="float" office:value="1" calcext:value-type="float">
            <text:p>1.0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22" calcext:value-type="float">
            <text:p>22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13" office:value-type="float" office:value="0.0001" calcext:value-type="float">
            <text:p>1.00E-04</text:p>
          </table:table-cell>
          <table:table-cell table:style-name="ce251" office:value-type="float" office:value="1.5" calcext:value-type="float">
            <text:p>1.500</text:p>
          </table:table-cell>
          <table:table-cell table:style-name="ce251"/>
          <table:table-cell table:style-name="ce25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1" calcext:value-type="float">
            <text:p>1.00E-02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7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8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6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0.02" calcext:value-type="float">
            <text:p>0.020</text:p>
          </table:table-cell>
          <table:table-cell table:style-name="ce248"/>
          <table:table-cell table:style-name="ce253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001" calcext:value-type="float">
            <text:p>1.00E-06</text:p>
          </table:table-cell>
          <table:table-cell table:style-name="ce248" office:value-type="float" office:value="0.333" calcext:value-type="float">
            <text:p>0.333</text:p>
          </table:table-cell>
          <table:table-cell table:style-name="ce248"/>
          <table:table-cell table:style-name="ce256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6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60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3" calcext:value-type="float">
            <text:p>40013</text:p>
          </table:table-cell>
          <table:table-cell table:style-name="ce208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4" calcext:value-type="float">
            <text:p>40014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5" calcext:value-type="float">
            <text:p>40015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0" calcext:value-type="float">
            <text:p>40020</text:p>
          </table:table-cell>
          <table:table-cell table:style-name="ce208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1" calcext:value-type="float">
            <text:p>40021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2" calcext:value-type="float">
            <text:p>40022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9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91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62"/>
        <table:table-column table:style-name="co1" table:number-columns-repeated="6" table:default-cell-style-name="Default"/>
        <table:table-column table:style-name="co7" table:default-cell-style-name="ce268"/>
        <table:table-column table:style-name="co1" table:number-columns-repeated="3" table:default-cell-style-name="Default"/>
        <table:table-row table:style-name="ro1">
          <table:table-cell table:style-name="ce261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70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56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7" calcext:value-type="float">
            <text:p>50097</text:p>
          </table:table-cell>
          <table:table-cell table:style-name="ce272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8" calcext:value-type="float">
            <text:p>50098</text:p>
          </table:table-cell>
          <table:table-cell table:style-name="ce273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74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71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76"/>
        <table:table-column table:style-name="co1" table:number-columns-repeated="6" table:default-cell-style-name="Default"/>
        <table:table-column table:style-name="co1" table:number-columns-repeated="2" table:default-cell-style-name="ce191"/>
        <table:table-column table:style-name="co1" table:default-cell-style-name="Default"/>
        <table:table-column table:style-name="co1" table:default-cell-style-name="ce173"/>
        <table:table-column table:style-name="co1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277" office:value-type="string" calcext:value-type="string">
            <text:p>epsilon0</text:p>
          </table:table-cell>
          <table:table-cell table:style-name="ce277" office:value-type="string" calcext:value-type="string">
            <text:p>t_epsilon</text:p>
          </table:table-cell>
          <table:table-cell table:style-name="ce196" office:value-type="string" calcext:value-type="string">
            <text:p>SC</text:p>
          </table:table-cell>
          <table:table-cell table:style-name="ce196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10" calcext:value-type="float">
            <text:p>60010</text:p>
          </table:table-cell>
          <table:table-cell/>
          <table:table-cell table:style-name="ce279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200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9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9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9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8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beta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66666666" calcext:value-type="float">
            <text:p>6.67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667" calcext:value-type="float">
            <text:p>6.67E-04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80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Deltat_SaveRes</text:p>
          </table:table-cell>
          <table:table-cell table:style-name="ce196" office:value-type="string" calcext:value-type="string">
            <text:p>PostAdapt</text:p>
          </table:table-cell>
          <table:table-cell table:style-name="ce196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0007" calcext:value-type="float">
            <text:p>7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200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9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73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73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76"/>
        <table:table-column table:style-name="co1" table:number-columns-repeated="7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204"/>
        <table:table-column table:style-name="co1" table:default-cell-style-name="Default"/>
        <table:table-column table:style-name="co1" table:default-cell-style-name="ce276"/>
        <table:table-column table:style-name="co1" table:number-columns-repeated="2" table:default-cell-style-name="Default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q</text:p>
          </table:table-cell>
          <table:table-cell table:style-name="ce176" office:value-type="string" calcext:value-type="string">
            <text:p>beta</text:p>
          </table:table-cell>
          <table:table-cell table:style-name="ce176" office:value-type="string" calcext:value-type="string">
            <text:p>ML</text:p>
          </table:table-cell>
          <table:table-cell table:style-name="ce170" office:value-type="string" calcext:value-type="string">
            <text:p>epsilon</text:p>
          </table:table-cell>
          <table:table-cell table:style-name="ce275" office:value-type="string" calcext:value-type="string">
            <text:p>Lx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1" calcext:value-type="float">
            <text:p>100001</text:p>
          </table:table-cell>
          <table:table-cell table:style-name="ce279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/>
          <table:table-cell table:style-name="ce17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ce185"/>
        <table:table-column table:style-name="co1" table:default-cell-style-name="Default"/>
        <table:table-column table:style-name="co1" table:default-cell-style-name="ce162"/>
        <table:table-column table:style-name="co1" table:default-cell-style-name="ce173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xend</text:p>
          </table:table-cell>
          <table:table-cell table:style-name="ce182" office:value-type="string" calcext:value-type="string">
            <text:p>SolitonId</text:p>
          </table:table-cell>
          <table:table-cell table:style-name="ce170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0" calcext:value-type="float">
            <text:p>11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0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0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0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91"/>
          <table:table-cell table:number-columns-repeated="4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1:47:22.300457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03T12:34:57.169826173</dc:date>
    <meta:editing-duration>P33DT20H35M31S</meta:editing-duration>
    <meta:editing-cycles>534</meta:editing-cycles>
    <meta:generator>LibreOffice/6.4.7.2$Linux_X86_64 LibreOffice_project/40$Build-2</meta:generator>
    <dc:creator>Manuel Colera Rico</dc:creator>
    <meta:document-statistic meta:table-count="12" meta:cell-count="14389" meta:object-count="0"/>
  </office:meta>
</office:document-meta>
</file>